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B000003A10F91D2FE0B4EA68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23.94cm" svg:height="13.37cm" draw:z-index="0">
        <draw:image xlink:href="Pictures/100000010000067B000003A10F91D2FE0B4EA68F.png" xlink:type="simple" xlink:show="embed" xlink:actuate="onLoad" draw:mime-type="image/png"/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7:14.196389394</meta:creation-date>
    <dc:date>2024-04-11T15:32:58.597057847</dc:date>
    <meta:editing-duration>PT4M20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